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1653in" style:rel-column-width="21201*"/>
    </style:style>
    <style:style style:name="Table1.B" style:family="table-column">
      <style:table-column-properties style:column-width="4.5278in" style:rel-column-width="4433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2" style:family="table-row">
      <style:table-row-properties style:min-row-height="1.0417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3.9549in"/>
    </style:style>
    <style:style style:name="Table1.4" style:family="table-row">
      <style:table-row-properties style:min-row-height="0.5708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1653in" style:rel-column-width="21201*"/>
    </style:style>
    <style:style style:name="Table2.B" style:family="table-column">
      <style:table-column-properties style:column-width="4.5278in" style:rel-column-width="4433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4.4521in" table:align="margins"/>
    </style:style>
    <style:style style:name="Table3.A" style:family="table-column">
      <style:table-column-properties style:column-width="2.2257in" style:rel-column-width="32767*"/>
    </style:style>
    <style:style style:name="Table3.B" style:family="table-column">
      <style:table-column-properties style:column-width="2.2264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2" style:family="table-row">
      <style:table-row-properties style:min-row-height="1.1375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4.4521in" table:align="margins"/>
    </style:style>
    <style:style style:name="Table3.A" style:family="table-column">
      <style:table-column-properties style:column-width="2.2257in" style:rel-column-width="32767*"/>
    </style:style>
    <style:style style:name="Table3.B" style:family="table-column">
      <style:table-column-properties style:column-width="2.2264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2" style:family="table-row">
      <style:table-row-properties style:min-row-height="1.1375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1653in" style:rel-column-width="21201*"/>
    </style:style>
    <style:style style:name="Table4.B" style:family="table-column">
      <style:table-column-properties style:column-width="4.5278in" style:rel-column-width="44334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2pt" fo:font-weight="bold" officeooo:rsid="0006c52f" officeooo:paragraph-rsid="0006c52f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06c52f" officeooo:paragraph-rsid="0006c52f" style:font-size-asian="22pt" style:font-weight-asian="bold" style:font-size-complex="2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6c52f" officeooo:paragraph-rsid="0006c52f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06c52f" officeooo:paragraph-rsid="0006c52f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08316e" officeooo:paragraph-rsid="0008316e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0b6afb" officeooo:paragraph-rsid="000b6afb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0b9e40" officeooo:paragraph-rsid="000b9e40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b9e40" officeooo:paragraph-rsid="000b9e40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0bc42a" officeooo:paragraph-rsid="000bc42a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072a66" officeooo:paragraph-rsid="00072a66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083c56" officeooo:paragraph-rsid="00083c56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b6afb" officeooo:paragraph-rsid="000b6afb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06c52f" officeooo:paragraph-rsid="0006c52f" style:font-size-asian="12pt" style:font-size-complex="12pt"/>
    </style:style>
    <style:style style:name="T1" style:family="text">
      <style:text-properties officeooo:rsid="0008316e"/>
    </style:style>
    <style:style style:name="T2" style:family="text">
      <style:text-properties officeooo:rsid="00083c56"/>
    </style:style>
    <style:style style:name="T3" style:family="text">
      <style:text-properties officeooo:rsid="000bc42a"/>
    </style:style>
    <style:style style:name="T4" style:family="text">
      <style:text-properties officeooo:rsid="000d557f"/>
    </style:style>
    <style:style style:name="T5" style:family="text">
      <style:text-properties officeooo:rsid="001022c8"/>
    </style:style>
    <style:style style:name="T6" style:family="text">
      <style:text-properties officeooo:rsid="00119140"/>
    </style:style>
    <style:style style:name="T7" style:family="text">
      <style:text-properties officeooo:rsid="00131943"/>
    </style:style>
    <style:style style:name="T8" style:family="text">
      <style:text-properties officeooo:rsid="00164354"/>
    </style:style>
    <style:style style:name="T9" style:family="text">
      <style:text-properties officeooo:rsid="001af5ab"/>
    </style:style>
    <style:style style:name="T10" style:family="text">
      <style:text-properties officeooo:rsid="001b03d2"/>
    </style:style>
    <style:style style:name="T11" style:family="text">
      <style:text-properties officeooo:rsid="001cd0f0"/>
    </style:style>
    <style:style style:name="T12" style:family="text">
      <style:text-properties officeooo:rsid="001e6f2a"/>
    </style:style>
    <style:style style:name="T13" style:family="text">
      <style:text-properties officeooo:rsid="00242422"/>
    </style:style>
    <style:style style:name="T14" style:family="text">
      <style:text-properties officeooo:rsid="00258d12"/>
    </style:style>
    <style:style style:name="T15" style:family="text">
      <style:text-properties officeooo:rsid="0032bee9"/>
    </style:style>
    <style:style style:name="T16" style:family="text">
      <style:text-properties officeooo:rsid="0035b506"/>
    </style:style>
    <style:style style:name="T17" style:family="text">
      <style:text-properties officeooo:rsid="003917c2"/>
    </style:style>
    <style:style style:name="T18" style:family="text">
      <style:text-properties officeooo:rsid="0039c436"/>
    </style:style>
    <style:style style:name="T19" style:family="text">
      <style:text-properties officeooo:rsid="003abba8"/>
    </style:style>
    <style:style style:name="T20" style:family="text">
      <style:text-properties officeooo:rsid="003b2aa2"/>
    </style:style>
    <style:style style:name="T21" style:family="text">
      <style:text-properties officeooo:rsid="003c3da2"/>
    </style:style>
    <style:style style:name="T22" style:family="text">
      <style:text-properties officeooo:rsid="004029b6"/>
    </style:style>
    <style:style style:name="T23" style:family="text">
      <style:text-properties officeooo:rsid="00406221"/>
    </style:style>
    <style:style style:name="T24" style:family="text">
      <style:text-properties officeooo:rsid="0047d5ac"/>
    </style:style>
    <style:style style:name="T25" style:family="text">
      <style:text-properties officeooo:rsid="0047f95e"/>
    </style:style>
    <style:style style:name="T26" style:family="text">
      <style:text-properties officeooo:rsid="0049e60a"/>
    </style:style>
    <style:style style:name="T27" style:family="text">
      <style:text-properties officeooo:rsid="004d8a19"/>
    </style:style>
    <style:style style:name="T28" style:family="text">
      <style:text-properties officeooo:rsid="004dec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rta Projektu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azwa projektu</text:p>
          </table:table-cell>
          <table:table-cell table:style-name="Table1.B1" office:value-type="string">
            <text:p text:style-name="P6">Notatnik na android</text:p>
          </table:table-cell>
        </table:table-row>
        <table:table-row table:style-name="Table1.2">
          <table:table-cell table:style-name="Table1.A2" office:value-type="string">
            <text:p text:style-name="P5">Uzasadnienie</text:p>
          </table:table-cell>
          <table:table-cell table:style-name="Table1.B2" office:value-type="string">
            <text:p text:style-name="P4">* Po co to robimy?</text:p>
            <text:p text:style-name="P4">- <text:s text:c="3"/><text:span text:style-name="T1">Tworzymy kolejny notat</text:span><text:span text:style-name="T27">n</text:span><text:span text:style-name="T1">i</text:span><text:span text:style-name="T27">k</text:span><text:span text:style-name="T1"> który </text:span><text:span text:style-name="T4">będzie konkurecją dla google notatnik</text:span></text:p>
            <text:p text:style-name="P4"/>
            <text:p text:style-name="P4">* Czy powinniśmy to robić?</text:p>
            <text:p text:style-name="P4">- <text:s text:c="4"/><text:span text:style-name="T4">Tak ponieważ rozwijamy swoje umiejętności programistyczne</text:span></text:p>
            <text:p text:style-name="P4"/>
            <text:p text:style-name="P4">* Czy jesteśmy w stanie to zrobić ?</text:p>
            <text:p text:style-name="P4">- <text:s text:c="3"/><text:span text:style-name="T16">Tak jesteśmy zrobić w stanie samemu lub zespole.</text:span></text:p>
            <text:p text:style-name="P4"/>
            <text:p text:style-name="P4">* Co się stanie, jeśli tego nie zrobimy?</text:p>
            <text:p text:style-name="P4">- <text:s text:c="4"/><text:span text:style-name="T5">Brakuje nam dyscypliny oraz możemy posiadać małą znajomość w programowaniu co będzie wymagało nauczenia się języka programowania.</text:span></text:p>
          </table:table-cell>
        </table:table-row>
        <table:table-row table:style-name="Table1.3">
          <table:table-cell table:style-name="Table1.A2" office:value-type="string">
            <text:p text:style-name="P5">Cele</text:p>
          </table:table-cell>
          <table:table-cell table:style-name="Table1.B2" office:value-type="string">
            <text:p text:style-name="P11">Rezultaty, jakie planujemy uzyskać dzięki realizacji projektu.</text:p>
            <text:p text:style-name="P11">Celami mogą być:</text:p>
            <text:p text:style-name="P11">* Fizyczne produkty lub usługi</text:p>
            <text:p text:style-name="P11">- <text:s text:c="4"/><text:span text:style-name="T6">Jest to produkt w wersji cyfrowej na system android</text:span></text:p>
            <text:p text:style-name="P11"/>
            <text:p text:style-name="P11">* <text:span text:style-name="T2">E</text:span>fekty produktów i usług</text:p>
            <text:p text:style-name="P11">- <text:s text:c="3"/><text:span text:style-name="T6">Ma działać normalnie </text:span><text:span text:style-name="T9">i</text:span><text:span text:style-name="T6"> być konkurencją dla google </text:span><text:span text:style-name="T9">oraz ten notatnik nie będzie śledził użytkownika jak google</text:span></text:p>
            <text:p text:style-name="P11"/>
            <text:p text:style-name="P12">* Ogólne korzyści dla organizacji, które nie muszą być pierwotnym powodem rozpoczęcia projektu</text:p>
            <text:p text:style-name="P12">Cele powinny być SMART, czyli:</text:p>
            <text:p text:style-name="P12">* Szczegółowe</text:p>
            <text:p text:style-name="P12">- <text:s text:c="3"/><text:span text:style-name="T7">Stworzenie dokumentacji pod koniec projektu</text:span></text:p>
            <text:p text:style-name="P12"/>
            <text:p text:style-name="P12">* Mierzalne</text:p>
            <text:p text:style-name="P12">- <text:s text:c="3"/><text:span text:style-name="T25">Możliwość zapisu </text:span><text:span text:style-name="T26">i</text:span><text:span text:style-name="T25"> odczytu notatek zapisanych</text:span></text:p>
            <text:p text:style-name="P12"/>
            <text:p text:style-name="P12">* Ambitne</text:p>
            <text:p text:style-name="P12">- <text:s text:c="3"/><text:span text:style-name="T7">Tak notatnik jest ambitnym sposobem na programowanie tej aplikacji</text:span></text:p>
            <text:p text:style-name="P12"/>
            <text:p text:style-name="P12">* Realistyczne</text:p>
            <text:p text:style-name="P12">- <text:s text:c="3"/><text:span text:style-name="T7">Taki sam notatnik jak każdy</text:span></text:p>
            <text:p text:style-name="P12"/>
            <text:p text:style-name="P12">* Określone w czasie</text:p>
            <text:p text:style-name="P12">- <text:s text:c="3"/><text:span text:style-name="T7">Samemu programowanie będzie dłuże niż w przypadku w grupie programistycznej.</text:span></text:p>
          </table:table-cell>
        </table:table-row>
        <table:table-row table:style-name="Table1.4">
          <table:table-cell table:style-name="Table1.A2" office:value-type="string">
            <text:p text:style-name="P5">Opis</text:p>
          </table:table-cell>
          <table:table-cell table:style-name="Table1.B2" office:value-type="string">
            <text:p text:style-name="P12">To, co chcemy osiągnąć realizując projekt.</text:p>
            <text:p text:style-name="P12">- <text:s text:c="3"/><text:span text:style-name="T8">Dodanie do naszego portfolio github że potrafimy programować podczas rekrutacji </text:span><text:span text:style-name="T10">i posiadamy jakieś doświadczenie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3">Zakres</text:p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7">Miary</text:p>
                </table:table-cell>
                <table:table-cell table:style-name="Table3.B1" office:value-type="string">
                  <text:p text:style-name="P8">Wskażniki, za pomocą których ocenione zostaną osiągnięcia.</text:p>
                  <text:p text:style-name="P8"/>
                  <text:p text:style-name="P8">- <text:s text:c="3"/><text:span text:style-name="T24">Sukcesem aplikacji będzie 500 pobrań z sklepu google play</text:span></text:p>
                </table:table-cell>
              </table:table-row>
              <table:table-row table:style-name="Table3.2">
                <table:table-cell table:style-name="Table3.A2" office:value-type="string">
                  <text:p text:style-name="P8">Kryteria sukcesu</text:p>
                </table:table-cell>
                <table:table-cell table:style-name="Table3.B2" office:value-type="string">
                  <text:p text:style-name="P8">Wartość lub wartości dla miar, świadczące o osiągnięciu sukcesu.</text:p>
                  <text:p text:style-name="P8"/>
                  <text:p text:style-name="P8">- <text:s text:c="3"/><text:span text:style-name="T11">Notatnik ma być konkurencją dla google i ma nie ślredzić użytkownika co pisze w notatniku.</text:span></text:p>
                </table:table-cell>
              </table:table-row>
              <table:table-row>
                <table:table-cell table:style-name="Table3.A2" office:value-type="string">
                  <text:p text:style-name="P8">Produkty</text:p>
                </table:table-cell>
                <table:table-cell table:style-name="Table3.B2" office:value-type="string">
                  <text:p text:style-name="P8">Mierzalne dobra, lub usługi, które muszą być dostarczone w ramach projektu.</text:p>
                  <text:p text:style-name="P8"/>
                  <text:p text:style-name="P8">- <text:s text:c="3"/><text:span text:style-name="T17">Potrzeba skupienia się na programowaniu notatnika </text:span><text:span text:style-name="T19">i</text:span><text:span text:style-name="T18"> bez rozpraszania się rzeczami.</text:span></text:p>
                </table:table-cell>
              </table:table-row>
              <table:table-row>
                <table:table-cell table:style-name="Table3.A2" office:value-type="string">
                  <text:p text:style-name="P8">Wykluczenia</text:p>
                </table:table-cell>
                <table:table-cell table:style-name="Table3.B2" office:value-type="string">
                  <text:p text:style-name="P8">To, co nie zostanie dostarczone w ramach realizacji projektu</text:p>
                  <text:p text:style-name="P8"/>
                  <text:p text:style-name="P8">- <text:s text:c="3"/><text:span text:style-name="T12">Wsparcie systemowe i bezpieczeństwo aplikacji w przyszłości gdzie jak ktoś znajdzie lukę w aplikacji notatnik to nie zostanie naprawione ale będzie prywatność w aplikacji.</text:span></text:p>
                </table:table-cell>
              </table:table-row>
            </table:table>
            <text:p text:style-name="P3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Zasoby</text:p>
          </table:table-cell>
          <table:table-cell table:style-name="Table4.B1" office:value-type="string">
            <text:p text:style-name="P8">Ludzkie, finansowe itp.</text:p>
            <text:p text:style-name="P8"/>
            <text:p text:style-name="P8">- <text:s text:c="3"/><text:span text:style-name="T20">Wystarczy mieć dużo znajomych na facebook żeby upublikowali naszą stworzoną reklamę aplikacji mobilnej notatnik</text:span></text:p>
          </table:table-cell>
        </table:table-row>
        <table:table-row>
          <table:table-cell table:style-name="Table4.A2" office:value-type="string">
            <text:p text:style-name="P9">Ryzyka</text:p>
          </table:table-cell>
          <table:table-cell table:style-name="Table4.B2" office:value-type="string">
            <text:p text:style-name="P8">Rejestr ryzyk wraz z pod<text:span text:style-name="T13">zi</text:span>ałem na istoność I <text:span text:style-name="T3">P</text:span>rawdopodobnieństwo wystąpienia, oraz plan ich mitygacji</text:p>
            <text:p text:style-name="P8"/>
            <text:p text:style-name="P8">- <text:s text:c="3"/><text:span text:style-name="T15">Z</text:span><text:span text:style-name="T13">nowu kolejna aplikacja notatnik</text:span></text:p>
          </table:table-cell>
        </table:table-row>
        <table:table-row>
          <table:table-cell table:style-name="Table4.A2" office:value-type="string">
            <text:p text:style-name="P9">Kamienie Milowe</text:p>
          </table:table-cell>
          <table:table-cell table:style-name="Table4.B2" office:value-type="string">
            <text:p text:style-name="P8">Kamienie milowe projektu i poszczgólne działania, jakie składają się na ich osiągnięcie</text:p>
            <text:p text:style-name="P8"/>
            <text:p text:style-name="P8">- <text:s text:c="3"/><text:span text:style-name="T21">Podstawowy notatnik </text:span><text:span text:style-name="T23">i</text:span><text:span text:style-name="T22"> pokazanie umiejętności programowania</text:span></text:p>
          </table:table-cell>
        </table:table-row>
        <table:table-row>
          <table:table-cell table:style-name="Table4.A2" office:value-type="string">
            <text:p text:style-name="P9">Komitet sterujący/zespół projektowy/Opis ról</text:p>
          </table:table-cell>
          <table:table-cell table:style-name="Table4.B2" office:value-type="string">
            <text:p text:style-name="P10">Osoby zaangażowane w projekt, wraz z opisem ról</text:p>
            <text:p text:style-name="P10"/>
            <text:p text:style-name="P10">- <text:s text:c="3"/><text:span text:style-name="T14">Jedna osoba będzie programowała czyli ja</text:span></text:p>
          </table:table-cell>
        </table:table-row>
        <table:table-row>
          <table:table-cell table:style-name="Table4.A2" office:value-type="string">
            <text:p text:style-name="P9">Akceptacja</text:p>
          </table:table-cell>
          <table:table-cell table:style-name="Table4.B2" office:value-type="string">
            <text:p text:style-name="P10">Akceptacja komitetu sterującego na rozpoczęcie dostarczania projektu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0:57:18.166117304</meta:creation-date>
    <dc:date>2024-01-10T11:47:27.520246147</dc:date>
    <meta:editing-duration>PT2H6M57S</meta:editing-duration>
    <meta:editing-cycles>65</meta:editing-cycles>
    <meta:generator>LibreOffice/7.5.4.2$MacOSX_AARCH64 LibreOffice_project/36ccfdc35048b057fd9854c757a8b67ec53977b6</meta:generator>
    <meta:document-statistic meta:table-count="4" meta:image-count="0" meta:object-count="0" meta:page-count="3" meta:paragraph-count="61" meta:word-count="411" meta:character-count="2839" meta:non-whitespace-character-count="2426"/>
  </office:meta>
</office:document-meta>
</file>